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5.2512in" svg:height="3.6831in" svg:x="0in" svg:y="0.5232in">
            <draw:object draw:notify-on-update-of-ranges="Sheet1.A31:Sheet1.A40 Sheet1.B31:Sheet1.B40 Sheet1.A31:Sheet1.A40 Sheet1.C31:Sheet1.C40 Sheet1.A31:Sheet1.A40 Sheet1.D31:Sheet1.D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9799in" svg:height="3.726in" svg:x="5.9732in" svg:y="0.5224in">
            <draw:object draw:notify-on-update-of-ranges="Sheet1.A31:Sheet1.A40 Sheet1.B31:Sheet1.B40 Sheet1.A31:Sheet1.A40 Sheet1.J31:Sheet1.J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 office:value-type="string">
            <text:p>Global</text:p>
          </table:table-cell>
          <table:table-cell office:value-type="string">
            <text:p>Kernel</text:p>
          </table:table-cell>
          <table:table-cell office:value-type="string">
            <text:p>CudaTotal</text:p>
          </table:table-cell>
          <table:table-cell office:value-type="string">
            <text:p>Serial Wrapper</text:p>
          </table:table-cell>
          <table:table-cell table:number-columns-repeated="4"/>
          <table:table-cell office:value-type="string">
            <text:p>Shared</text:p>
          </table:table-cell>
          <table:table-cell office:value-type="string">
            <text:p>Kernel</text:p>
          </table:table-cell>
          <table:table-cell office:value-type="string">
            <text:p>CudaTotal</text:p>
          </table:table-cell>
          <table:table-cell office:value-type="string">
            <text:p>Serial Wrapper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01.071869">
            <text:p>201.07</text:p>
          </table:table-cell>
          <table:table-cell office:value-type="float" office:value="337.781433">
            <text:p>337.78</text:p>
          </table:table-cell>
          <table:table-cell office:value-type="float" office:value="0.61738">
            <text:p>0.62</text:p>
          </table:table-cell>
          <table:table-cell table:number-columns-repeated="4"/>
          <table:table-cell office:value-type="float" office:value="5000">
            <text:p>5000</text:p>
          </table:table-cell>
          <table:table-cell office:value-type="float" office:value="202.191238">
            <text:p>202.19</text:p>
          </table:table-cell>
          <table:table-cell office:value-type="float" office:value="338.993561">
            <text:p>338.99</text:p>
          </table:table-cell>
          <table:table-cell office:value-type="float" office:value="0.844142">
            <text:p>0.8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86.627197">
            <text:p>786.63</text:p>
          </table:table-cell>
          <table:table-cell office:value-type="float" office:value="1330.641846">
            <text:p>1330.64</text:p>
          </table:table-cell>
          <table:table-cell office:value-type="float" office:value="1.39851">
            <text:p>1.4</text:p>
          </table:table-cell>
          <table:table-cell table:number-columns-repeated="4"/>
          <table:table-cell office:value-type="float" office:value="10000">
            <text:p>10000</text:p>
          </table:table-cell>
          <table:table-cell office:value-type="float" office:value="773.281372">
            <text:p>773.28</text:p>
          </table:table-cell>
          <table:table-cell office:value-type="float" office:value="1320.05542">
            <text:p>1320.06</text:p>
          </table:table-cell>
          <table:table-cell office:value-type="float" office:value="1.392199">
            <text:p>1.39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229.249634">
            <text:p>1229.25</text:p>
          </table:table-cell>
          <table:table-cell office:value-type="float" office:value="2467.212646">
            <text:p>2467.21</text:p>
          </table:table-cell>
          <table:table-cell office:value-type="float" office:value="2.535685">
            <text:p>2.54</text:p>
          </table:table-cell>
          <table:table-cell table:number-columns-repeated="4"/>
          <table:table-cell office:value-type="float" office:value="15000">
            <text:p>15000</text:p>
          </table:table-cell>
          <table:table-cell office:value-type="float" office:value="1186.5802">
            <text:p>1186.58</text:p>
          </table:table-cell>
          <table:table-cell office:value-type="float" office:value="2422.37915">
            <text:p>2422.38</text:p>
          </table:table-cell>
          <table:table-cell office:value-type="float" office:value="2.493117">
            <text:p>2.49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425.487549">
            <text:p>2425.49</text:p>
          </table:table-cell>
          <table:table-cell office:value-type="float" office:value="4618.968262">
            <text:p>4618.97</text:p>
          </table:table-cell>
          <table:table-cell office:value-type="float" office:value="4.688731">
            <text:p>4.69</text:p>
          </table:table-cell>
          <table:table-cell table:number-columns-repeated="4"/>
          <table:table-cell office:value-type="float" office:value="20000">
            <text:p>20000</text:p>
          </table:table-cell>
          <table:table-cell office:value-type="float" office:value="2305.326172">
            <text:p>2305.33</text:p>
          </table:table-cell>
          <table:table-cell office:value-type="float" office:value="4503.172852">
            <text:p>4503.17</text:p>
          </table:table-cell>
          <table:table-cell office:value-type="float" office:value="4.575217">
            <text:p>4.58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3965.422119">
            <text:p>3965.42</text:p>
          </table:table-cell>
          <table:table-cell office:value-type="float" office:value="7418.790039">
            <text:p>7418.79</text:p>
          </table:table-cell>
          <table:table-cell office:value-type="float" office:value="7.486848">
            <text:p>7.49</text:p>
          </table:table-cell>
          <table:table-cell table:number-columns-repeated="4"/>
          <table:table-cell office:value-type="float" office:value="25000">
            <text:p>25000</text:p>
          </table:table-cell>
          <table:table-cell office:value-type="float" office:value="3784.604492">
            <text:p>3784.6</text:p>
          </table:table-cell>
          <table:table-cell office:value-type="float" office:value="7261.915039">
            <text:p>7261.92</text:p>
          </table:table-cell>
          <table:table-cell office:value-type="float" office:value="7.332099">
            <text:p>7.33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933.937988">
            <text:p>4933.94</text:p>
          </table:table-cell>
          <table:table-cell office:value-type="float" office:value="9915.227539">
            <text:p>9915.23</text:p>
          </table:table-cell>
          <table:table-cell office:value-type="float" office:value="9.983571">
            <text:p>9.98</text:p>
          </table:table-cell>
          <table:table-cell table:number-columns-repeated="4"/>
          <table:table-cell office:value-type="float" office:value="30000">
            <text:p>30000</text:p>
          </table:table-cell>
          <table:table-cell office:value-type="float" office:value="4623.694336">
            <text:p>4623.69</text:p>
          </table:table-cell>
          <table:table-cell office:value-type="float" office:value="9836.87207">
            <text:p>9836.87</text:p>
          </table:table-cell>
          <table:table-cell office:value-type="float" office:value="9.905372">
            <text:p>9.91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7095.241211">
            <text:p>7095.24</text:p>
          </table:table-cell>
          <table:table-cell office:value-type="float" office:value="13912.760742">
            <text:p>13912.76</text:p>
          </table:table-cell>
          <table:table-cell office:value-type="float" office:value="13.98072">
            <text:p>13.98</text:p>
          </table:table-cell>
          <table:table-cell table:number-columns-repeated="4"/>
          <table:table-cell office:value-type="float" office:value="35000">
            <text:p>35000</text:p>
          </table:table-cell>
          <table:table-cell office:value-type="float" office:value="6619.792969">
            <text:p>6619.79</text:p>
          </table:table-cell>
          <table:table-cell office:value-type="float" office:value="13439.328125">
            <text:p>13439.33</text:p>
          </table:table-cell>
          <table:table-cell office:value-type="float" office:value="13.508283">
            <text:p>13.51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8357.490234">
            <text:p>8357.49</text:p>
          </table:table-cell>
          <table:table-cell office:value-type="float" office:value="17321.402344">
            <text:p>17321.4</text:p>
          </table:table-cell>
          <table:table-cell office:value-type="float" office:value="17.390112">
            <text:p>17.39</text:p>
          </table:table-cell>
          <table:table-cell table:number-columns-repeated="4"/>
          <table:table-cell office:value-type="float" office:value="40000">
            <text:p>40000</text:p>
          </table:table-cell>
          <table:table-cell office:value-type="float" office:value="7807.702148">
            <text:p>7807.7</text:p>
          </table:table-cell>
          <table:table-cell office:value-type="float" office:value="16755.849609">
            <text:p>16755.85</text:p>
          </table:table-cell>
          <table:table-cell office:value-type="float" office:value="16.827914">
            <text:p>16.83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11040.674805">
            <text:p>11040.67</text:p>
          </table:table-cell>
          <table:table-cell office:value-type="float" office:value="22486.189453">
            <text:p>22486.19</text:p>
          </table:table-cell>
          <table:table-cell office:value-type="float" office:value="22.554595">
            <text:p>22.55</text:p>
          </table:table-cell>
          <table:table-cell table:number-columns-repeated="4"/>
          <table:table-cell office:value-type="float" office:value="45000">
            <text:p>45000</text:p>
          </table:table-cell>
          <table:table-cell office:value-type="float" office:value="10266.068359">
            <text:p>10266.07</text:p>
          </table:table-cell>
          <table:table-cell office:value-type="float" office:value="21907.25">
            <text:p>21907.25</text:p>
          </table:table-cell>
          <table:table-cell office:value-type="float" office:value="21.975753">
            <text:p>21.98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4037.422852">
            <text:p>14037.42</text:p>
          </table:table-cell>
          <table:table-cell office:value-type="float" office:value="28204.029297">
            <text:p>28204.03</text:p>
          </table:table-cell>
          <table:table-cell office:value-type="float" office:value="28.272984">
            <text:p>28.27</text:p>
          </table:table-cell>
          <table:table-cell table:number-columns-repeated="4"/>
          <table:table-cell office:value-type="float" office:value="50000">
            <text:p>50000</text:p>
          </table:table-cell>
          <table:table-cell office:value-type="float" office:value="13146.464844">
            <text:p>13146.46</text:p>
          </table:table-cell>
          <table:table-cell office:value-type="float" office:value="27282.599609">
            <text:p>27282.6</text:p>
          </table:table-cell>
          <table:table-cell office:value-type="float" office:value="27.351897">
            <text:p>27.35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Global</text:p>
          </table:table-cell>
          <table:table-cell office:value-type="string">
            <text:p>Kernel</text:p>
          </table:table-cell>
          <table:table-cell office:value-type="string">
            <text:p>CudaTotal</text:p>
          </table:table-cell>
          <table:table-cell office:value-type="string">
            <text:p>Serial Wrapper</text:p>
          </table:table-cell>
          <table:table-cell table:number-columns-repeated="4"/>
          <table:table-cell office:value-type="string">
            <text:p>Shared</text:p>
          </table:table-cell>
          <table:table-cell office:value-type="string">
            <text:p>Kernel</text:p>
          </table:table-cell>
          <table:table-cell office:value-type="string">
            <text:p>CudaTotal</text:p>
          </table:table-cell>
          <table:table-cell office:value-type="string">
            <text:p>Serial Wrapper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[.B5]/1000" office:value-type="float" office:value="0.201071869">
            <text:p>0.2</text:p>
          </table:table-cell>
          <table:table-cell table:formula="of:=[.C5]/1000" office:value-type="float" office:value="0.337781433">
            <text:p>0.34</text:p>
          </table:table-cell>
          <table:table-cell office:value-type="float" office:value="0.61738">
            <text:p>0.62</text:p>
          </table:table-cell>
          <table:table-cell table:number-columns-repeated="4"/>
          <table:table-cell office:value-type="float" office:value="5000">
            <text:p>5000</text:p>
          </table:table-cell>
          <table:table-cell table:formula="of:=[.J5]/1000" office:value-type="float" office:value="0.202191238">
            <text:p>0.2</text:p>
          </table:table-cell>
          <table:table-cell table:formula="of:=[.K5]/1000" office:value-type="float" office:value="0.338993561">
            <text:p>0.34</text:p>
          </table:table-cell>
          <table:table-cell office:value-type="float" office:value="0.844142">
            <text:p>0.8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[.B6]/1000" office:value-type="float" office:value="0.786627197">
            <text:p>0.79</text:p>
          </table:table-cell>
          <table:table-cell table:formula="of:=[.C6]/1000" office:value-type="float" office:value="1.330641846">
            <text:p>1.33</text:p>
          </table:table-cell>
          <table:table-cell office:value-type="float" office:value="1.39851">
            <text:p>1.4</text:p>
          </table:table-cell>
          <table:table-cell table:number-columns-repeated="4"/>
          <table:table-cell office:value-type="float" office:value="10000">
            <text:p>10000</text:p>
          </table:table-cell>
          <table:table-cell table:formula="of:=[.J6]/1000" office:value-type="float" office:value="0.773281372">
            <text:p>0.77</text:p>
          </table:table-cell>
          <table:table-cell table:formula="of:=[.K6]/1000" office:value-type="float" office:value="1.32005542">
            <text:p>1.32</text:p>
          </table:table-cell>
          <table:table-cell office:value-type="float" office:value="1.392199">
            <text:p>1.39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table:formula="of:=[.B7]/1000" office:value-type="float" office:value="1.229249634">
            <text:p>1.23</text:p>
          </table:table-cell>
          <table:table-cell table:formula="of:=[.C7]/1000" office:value-type="float" office:value="2.467212646">
            <text:p>2.47</text:p>
          </table:table-cell>
          <table:table-cell office:value-type="float" office:value="2.535685">
            <text:p>2.54</text:p>
          </table:table-cell>
          <table:table-cell table:number-columns-repeated="4"/>
          <table:table-cell office:value-type="float" office:value="15000">
            <text:p>15000</text:p>
          </table:table-cell>
          <table:table-cell table:formula="of:=[.J7]/1000" office:value-type="float" office:value="1.1865802">
            <text:p>1.19</text:p>
          </table:table-cell>
          <table:table-cell table:formula="of:=[.K7]/1000" office:value-type="float" office:value="2.42237915">
            <text:p>2.42</text:p>
          </table:table-cell>
          <table:table-cell office:value-type="float" office:value="2.493117">
            <text:p>2.49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formula="of:=[.B8]/1000" office:value-type="float" office:value="2.425487549">
            <text:p>2.43</text:p>
          </table:table-cell>
          <table:table-cell table:formula="of:=[.C8]/1000" office:value-type="float" office:value="4.618968262">
            <text:p>4.62</text:p>
          </table:table-cell>
          <table:table-cell office:value-type="float" office:value="4.688731">
            <text:p>4.69</text:p>
          </table:table-cell>
          <table:table-cell table:number-columns-repeated="4"/>
          <table:table-cell office:value-type="float" office:value="20000">
            <text:p>20000</text:p>
          </table:table-cell>
          <table:table-cell table:formula="of:=[.J8]/1000" office:value-type="float" office:value="2.305326172">
            <text:p>2.31</text:p>
          </table:table-cell>
          <table:table-cell table:formula="of:=[.K8]/1000" office:value-type="float" office:value="4.503172852">
            <text:p>4.5</text:p>
          </table:table-cell>
          <table:table-cell office:value-type="float" office:value="4.575217">
            <text:p>4.58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table:formula="of:=[.B9]/1000" office:value-type="float" office:value="3.965422119">
            <text:p>3.97</text:p>
          </table:table-cell>
          <table:table-cell table:formula="of:=[.C9]/1000" office:value-type="float" office:value="7.418790039">
            <text:p>7.42</text:p>
          </table:table-cell>
          <table:table-cell office:value-type="float" office:value="7.486848">
            <text:p>7.49</text:p>
          </table:table-cell>
          <table:table-cell table:number-columns-repeated="4"/>
          <table:table-cell office:value-type="float" office:value="25000">
            <text:p>25000</text:p>
          </table:table-cell>
          <table:table-cell table:formula="of:=[.J9]/1000" office:value-type="float" office:value="3.784604492">
            <text:p>3.78</text:p>
          </table:table-cell>
          <table:table-cell table:formula="of:=[.K9]/1000" office:value-type="float" office:value="7.261915039">
            <text:p>7.26</text:p>
          </table:table-cell>
          <table:table-cell office:value-type="float" office:value="7.332099">
            <text:p>7.33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table:formula="of:=[.B10]/1000" office:value-type="float" office:value="4.933937988">
            <text:p>4.93</text:p>
          </table:table-cell>
          <table:table-cell table:formula="of:=[.C10]/1000" office:value-type="float" office:value="9.915227539">
            <text:p>9.92</text:p>
          </table:table-cell>
          <table:table-cell office:value-type="float" office:value="9.983571">
            <text:p>9.98</text:p>
          </table:table-cell>
          <table:table-cell table:number-columns-repeated="4"/>
          <table:table-cell office:value-type="float" office:value="30000">
            <text:p>30000</text:p>
          </table:table-cell>
          <table:table-cell table:formula="of:=[.J10]/1000" office:value-type="float" office:value="4.623694336">
            <text:p>4.62</text:p>
          </table:table-cell>
          <table:table-cell table:formula="of:=[.K10]/1000" office:value-type="float" office:value="9.83687207">
            <text:p>9.84</text:p>
          </table:table-cell>
          <table:table-cell office:value-type="float" office:value="9.905372">
            <text:p>9.91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table:formula="of:=[.B11]/1000" office:value-type="float" office:value="7.095241211">
            <text:p>7.1</text:p>
          </table:table-cell>
          <table:table-cell table:formula="of:=[.C11]/1000" office:value-type="float" office:value="13.912760742">
            <text:p>13.91</text:p>
          </table:table-cell>
          <table:table-cell office:value-type="float" office:value="13.98072">
            <text:p>13.98</text:p>
          </table:table-cell>
          <table:table-cell table:number-columns-repeated="4"/>
          <table:table-cell office:value-type="float" office:value="35000">
            <text:p>35000</text:p>
          </table:table-cell>
          <table:table-cell table:formula="of:=[.J11]/1000" office:value-type="float" office:value="6.619792969">
            <text:p>6.62</text:p>
          </table:table-cell>
          <table:table-cell table:formula="of:=[.K11]/1000" office:value-type="float" office:value="13.439328125">
            <text:p>13.44</text:p>
          </table:table-cell>
          <table:table-cell office:value-type="float" office:value="13.508283">
            <text:p>13.51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formula="of:=[.B12]/1000" office:value-type="float" office:value="8.357490234">
            <text:p>8.36</text:p>
          </table:table-cell>
          <table:table-cell table:formula="of:=[.C12]/1000" office:value-type="float" office:value="17.321402344">
            <text:p>17.32</text:p>
          </table:table-cell>
          <table:table-cell office:value-type="float" office:value="17.390112">
            <text:p>17.39</text:p>
          </table:table-cell>
          <table:table-cell table:number-columns-repeated="4"/>
          <table:table-cell office:value-type="float" office:value="40000">
            <text:p>40000</text:p>
          </table:table-cell>
          <table:table-cell table:formula="of:=[.J12]/1000" office:value-type="float" office:value="7.807702148">
            <text:p>7.81</text:p>
          </table:table-cell>
          <table:table-cell table:formula="of:=[.K12]/1000" office:value-type="float" office:value="16.755849609">
            <text:p>16.76</text:p>
          </table:table-cell>
          <table:table-cell office:value-type="float" office:value="16.827914">
            <text:p>16.83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table:formula="of:=[.B13]/1000" office:value-type="float" office:value="11.040674805">
            <text:p>11.04</text:p>
          </table:table-cell>
          <table:table-cell table:formula="of:=[.C13]/1000" office:value-type="float" office:value="22.486189453">
            <text:p>22.49</text:p>
          </table:table-cell>
          <table:table-cell office:value-type="float" office:value="22.554595">
            <text:p>22.55</text:p>
          </table:table-cell>
          <table:table-cell table:number-columns-repeated="4"/>
          <table:table-cell office:value-type="float" office:value="45000">
            <text:p>45000</text:p>
          </table:table-cell>
          <table:table-cell table:formula="of:=[.J13]/1000" office:value-type="float" office:value="10.266068359">
            <text:p>10.27</text:p>
          </table:table-cell>
          <table:table-cell table:formula="of:=[.K13]/1000" office:value-type="float" office:value="21.90725">
            <text:p>21.91</text:p>
          </table:table-cell>
          <table:table-cell office:value-type="float" office:value="21.975753">
            <text:p>21.98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table:formula="of:=[.B14]/1000" office:value-type="float" office:value="14.037422852">
            <text:p>14.04</text:p>
          </table:table-cell>
          <table:table-cell table:formula="of:=[.C14]/1000" office:value-type="float" office:value="28.204029297">
            <text:p>28.2</text:p>
          </table:table-cell>
          <table:table-cell office:value-type="float" office:value="28.272984">
            <text:p>28.27</text:p>
          </table:table-cell>
          <table:table-cell table:number-columns-repeated="4"/>
          <table:table-cell office:value-type="float" office:value="50000">
            <text:p>50000</text:p>
          </table:table-cell>
          <table:table-cell table:formula="of:=[.J14]/1000" office:value-type="float" office:value="13.146464844">
            <text:p>13.15</text:p>
          </table:table-cell>
          <table:table-cell table:formula="of:=[.K14]/1000" office:value-type="float" office:value="27.282599609">
            <text:p>27.28</text:p>
          </table:table-cell>
          <table:table-cell office:value-type="float" office:value="27.351897">
            <text:p>27.3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2">
          <table:table-cell office:value-type="string">
            <text:p>Global</text:p>
          </table:table-cell>
          <table:table-cell office:value-type="string">
            <text:p>Kernel</text:p>
          </table:table-cell>
          <table:table-cell office:value-type="string">
            <text:p>CudaTotal</text:p>
          </table:table-cell>
          <table:table-cell office:value-type="string">
            <text:p>Serial Wrapper</text:p>
          </table:table-cell>
          <table:table-cell table:number-columns-repeated="4"/>
          <table:table-cell office:value-type="string">
            <text:p>Shared</text:p>
          </table:table-cell>
          <table:table-cell office:value-type="string">
            <text:p>Kernel</text:p>
          </table:table-cell>
          <table:table-cell office:value-type="string">
            <text:p>CudaTotal</text:p>
          </table:table-cell>
          <table:table-cell office:value-type="string">
            <text:p>Serial Wrapper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[.B17]*100" office:value-type="float" office:value="20.1071869">
            <text:p>20.11</text:p>
          </table:table-cell>
          <table:table-cell table:formula="of:=[.C17]*100" office:value-type="float" office:value="33.7781433">
            <text:p>33.78</text:p>
          </table:table-cell>
          <table:table-cell table:formula="of:=[.D17]*100" office:value-type="float" office:value="61.738">
            <text:p>61.74</text:p>
          </table:table-cell>
          <table:table-cell table:number-columns-repeated="4"/>
          <table:table-cell office:value-type="float" office:value="5000">
            <text:p>5000</text:p>
          </table:table-cell>
          <table:table-cell table:formula="of:=[.J17]*100" office:value-type="float" office:value="20.2191238">
            <text:p>20.22</text:p>
          </table:table-cell>
          <table:table-cell table:formula="of:=[.K17]*100" office:value-type="float" office:value="33.8993561">
            <text:p>33.9</text:p>
          </table:table-cell>
          <table:table-cell table:formula="of:=[.L17]*100" office:value-type="float" office:value="84.4142">
            <text:p>84.4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[.B18]*100" office:value-type="float" office:value="78.6627197">
            <text:p>78.66</text:p>
          </table:table-cell>
          <table:table-cell table:formula="of:=[.C18]*100" office:value-type="float" office:value="133.0641846">
            <text:p>133.06</text:p>
          </table:table-cell>
          <table:table-cell table:formula="of:=[.D18]*100" office:value-type="float" office:value="139.851">
            <text:p>139.85</text:p>
          </table:table-cell>
          <table:table-cell table:number-columns-repeated="4"/>
          <table:table-cell office:value-type="float" office:value="10000">
            <text:p>10000</text:p>
          </table:table-cell>
          <table:table-cell table:formula="of:=[.J18]*100" office:value-type="float" office:value="77.3281372">
            <text:p>77.33</text:p>
          </table:table-cell>
          <table:table-cell table:formula="of:=[.K18]*100" office:value-type="float" office:value="132.005542">
            <text:p>132.01</text:p>
          </table:table-cell>
          <table:table-cell table:formula="of:=[.L18]*100" office:value-type="float" office:value="139.2199">
            <text:p>139.22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table:formula="of:=[.B19]*100" office:value-type="float" office:value="122.9249634">
            <text:p>122.92</text:p>
          </table:table-cell>
          <table:table-cell table:formula="of:=[.C19]*100" office:value-type="float" office:value="246.7212646">
            <text:p>246.72</text:p>
          </table:table-cell>
          <table:table-cell table:formula="of:=[.D19]*100" office:value-type="float" office:value="253.5685">
            <text:p>253.57</text:p>
          </table:table-cell>
          <table:table-cell table:number-columns-repeated="4"/>
          <table:table-cell office:value-type="float" office:value="15000">
            <text:p>15000</text:p>
          </table:table-cell>
          <table:table-cell table:formula="of:=[.J19]*100" office:value-type="float" office:value="118.65802">
            <text:p>118.66</text:p>
          </table:table-cell>
          <table:table-cell table:formula="of:=[.K19]*100" office:value-type="float" office:value="242.237915">
            <text:p>242.24</text:p>
          </table:table-cell>
          <table:table-cell table:formula="of:=[.L19]*100" office:value-type="float" office:value="249.3117">
            <text:p>249.31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formula="of:=[.B20]*100" office:value-type="float" office:value="242.5487549">
            <text:p>242.55</text:p>
          </table:table-cell>
          <table:table-cell table:formula="of:=[.C20]*100" office:value-type="float" office:value="461.8968262">
            <text:p>461.9</text:p>
          </table:table-cell>
          <table:table-cell table:formula="of:=[.D20]*100" office:value-type="float" office:value="468.8731">
            <text:p>468.87</text:p>
          </table:table-cell>
          <table:table-cell table:number-columns-repeated="4"/>
          <table:table-cell office:value-type="float" office:value="20000">
            <text:p>20000</text:p>
          </table:table-cell>
          <table:table-cell table:formula="of:=[.J20]*100" office:value-type="float" office:value="230.5326172">
            <text:p>230.53</text:p>
          </table:table-cell>
          <table:table-cell table:formula="of:=[.K20]*100" office:value-type="float" office:value="450.3172852">
            <text:p>450.32</text:p>
          </table:table-cell>
          <table:table-cell table:formula="of:=[.L20]*100" office:value-type="float" office:value="457.5217">
            <text:p>457.52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table:formula="of:=[.B21]*100" office:value-type="float" office:value="396.5422119">
            <text:p>396.54</text:p>
          </table:table-cell>
          <table:table-cell table:formula="of:=[.C21]*100" office:value-type="float" office:value="741.8790039">
            <text:p>741.88</text:p>
          </table:table-cell>
          <table:table-cell table:formula="of:=[.D21]*100" office:value-type="float" office:value="748.6848">
            <text:p>748.68</text:p>
          </table:table-cell>
          <table:table-cell table:number-columns-repeated="4"/>
          <table:table-cell office:value-type="float" office:value="25000">
            <text:p>25000</text:p>
          </table:table-cell>
          <table:table-cell table:formula="of:=[.J21]*100" office:value-type="float" office:value="378.4604492">
            <text:p>378.46</text:p>
          </table:table-cell>
          <table:table-cell table:formula="of:=[.K21]*100" office:value-type="float" office:value="726.1915039">
            <text:p>726.19</text:p>
          </table:table-cell>
          <table:table-cell table:formula="of:=[.L21]*100" office:value-type="float" office:value="733.2099">
            <text:p>733.21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table:formula="of:=[.B22]*100" office:value-type="float" office:value="493.3937988">
            <text:p>493.39</text:p>
          </table:table-cell>
          <table:table-cell table:formula="of:=[.C22]*100" office:value-type="float" office:value="991.5227539">
            <text:p>991.52</text:p>
          </table:table-cell>
          <table:table-cell table:formula="of:=[.D22]*100" office:value-type="float" office:value="998.3571">
            <text:p>998.36</text:p>
          </table:table-cell>
          <table:table-cell table:number-columns-repeated="4"/>
          <table:table-cell office:value-type="float" office:value="30000">
            <text:p>30000</text:p>
          </table:table-cell>
          <table:table-cell table:formula="of:=[.J22]*100" office:value-type="float" office:value="462.3694336">
            <text:p>462.37</text:p>
          </table:table-cell>
          <table:table-cell table:formula="of:=[.K22]*100" office:value-type="float" office:value="983.687207">
            <text:p>983.69</text:p>
          </table:table-cell>
          <table:table-cell table:formula="of:=[.L22]*100" office:value-type="float" office:value="990.5372">
            <text:p>990.54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table:formula="of:=[.B23]*100" office:value-type="float" office:value="709.5241211">
            <text:p>709.52</text:p>
          </table:table-cell>
          <table:table-cell table:formula="of:=[.C23]*100" office:value-type="float" office:value="1391.2760742">
            <text:p>1391.28</text:p>
          </table:table-cell>
          <table:table-cell table:formula="of:=[.D23]*100" office:value-type="float" office:value="1398.072">
            <text:p>1398.07</text:p>
          </table:table-cell>
          <table:table-cell table:number-columns-repeated="4"/>
          <table:table-cell office:value-type="float" office:value="35000">
            <text:p>35000</text:p>
          </table:table-cell>
          <table:table-cell table:formula="of:=[.J23]*100" office:value-type="float" office:value="661.9792969">
            <text:p>661.98</text:p>
          </table:table-cell>
          <table:table-cell table:formula="of:=[.K23]*100" office:value-type="float" office:value="1343.9328125">
            <text:p>1343.93</text:p>
          </table:table-cell>
          <table:table-cell table:formula="of:=[.L23]*100" office:value-type="float" office:value="1350.8283">
            <text:p>1350.83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formula="of:=[.B24]*100" office:value-type="float" office:value="835.7490234">
            <text:p>835.75</text:p>
          </table:table-cell>
          <table:table-cell table:formula="of:=[.C24]*100" office:value-type="float" office:value="1732.1402344">
            <text:p>1732.14</text:p>
          </table:table-cell>
          <table:table-cell table:formula="of:=[.D24]*100" office:value-type="float" office:value="1739.0112">
            <text:p>1739.01</text:p>
          </table:table-cell>
          <table:table-cell table:number-columns-repeated="4"/>
          <table:table-cell office:value-type="float" office:value="40000">
            <text:p>40000</text:p>
          </table:table-cell>
          <table:table-cell table:formula="of:=[.J24]*100" office:value-type="float" office:value="780.7702148">
            <text:p>780.77</text:p>
          </table:table-cell>
          <table:table-cell table:formula="of:=[.K24]*100" office:value-type="float" office:value="1675.5849609">
            <text:p>1675.58</text:p>
          </table:table-cell>
          <table:table-cell table:formula="of:=[.L24]*100" office:value-type="float" office:value="1682.7914">
            <text:p>1682.79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table:formula="of:=[.B25]*100" office:value-type="float" office:value="1104.0674805">
            <text:p>1104.07</text:p>
          </table:table-cell>
          <table:table-cell table:formula="of:=[.C25]*100" office:value-type="float" office:value="2248.6189453">
            <text:p>2248.62</text:p>
          </table:table-cell>
          <table:table-cell table:formula="of:=[.D25]*100" office:value-type="float" office:value="2255.4595">
            <text:p>2255.46</text:p>
          </table:table-cell>
          <table:table-cell table:number-columns-repeated="4"/>
          <table:table-cell office:value-type="float" office:value="45000">
            <text:p>45000</text:p>
          </table:table-cell>
          <table:table-cell table:formula="of:=[.J25]*100" office:value-type="float" office:value="1026.6068359">
            <text:p>1026.61</text:p>
          </table:table-cell>
          <table:table-cell table:formula="of:=[.K25]*100" office:value-type="float" office:value="2190.725">
            <text:p>2190.73</text:p>
          </table:table-cell>
          <table:table-cell table:formula="of:=[.L25]*100" office:value-type="float" office:value="2197.5753">
            <text:p>2197.58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table:formula="of:=[.B26]*100" office:value-type="float" office:value="1403.7422852">
            <text:p>1403.74</text:p>
          </table:table-cell>
          <table:table-cell table:formula="of:=[.C26]*100" office:value-type="float" office:value="2820.4029297">
            <text:p>2820.4</text:p>
          </table:table-cell>
          <table:table-cell table:formula="of:=[.D26]*100" office:value-type="float" office:value="2827.2984">
            <text:p>2827.3</text:p>
          </table:table-cell>
          <table:table-cell table:number-columns-repeated="4"/>
          <table:table-cell office:value-type="float" office:value="50000">
            <text:p>50000</text:p>
          </table:table-cell>
          <table:table-cell table:formula="of:=[.J26]*100" office:value-type="float" office:value="1314.6464844">
            <text:p>1314.65</text:p>
          </table:table-cell>
          <table:table-cell table:formula="of:=[.K26]*100" office:value-type="float" office:value="2728.2599609">
            <text:p>2728.26</text:p>
          </table:table-cell>
          <table:table-cell table:formula="of:=[.L26]*100" office:value-type="float" office:value="2735.1897">
            <text:p>2735.1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5/03/2013</text:date>, <text:time>15:2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an Bablewski</meta:initial-creator>
    <meta:creation-date>2013-05-03T14:56:49</meta:creation-date>
    <dc:date>2013-05-03T15:23:51</dc:date>
    <dc:creator>Ian Bablewski</dc:creator>
    <meta:editing-duration>PT00H27M04S</meta:editing-duration>
    <meta:editing-cycles>9</meta:editing-cycles>
    <meta:generator>OpenOffice.org/3.1$Unix OpenOffice.org_project/310m19$Build-9420</meta:generator>
    <meta:document-statistic meta:table-count="3" meta:cell-count="2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339cm" svg:height="9.356cm" chart:class="chart:scatter" chart:style-name="ch1">
        <chart:legend chart:legend-position="end" svg:x="11.074cm" svg:y="4.021cm" chart:style-name="ch2"/>
        <chart:plot-area chart:style-name="ch3" table:cell-range-address="Sheet1.A31:Sheet1.D40" svg:x="0.266cm" svg:y="0.187cm" svg:width="10.543cm" svg:height="8.79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1:Sheet1.B40" chart:class="chart:scatter">
            <chart:domain table:cell-range-address="Sheet1.A31:Sheet1.A40"/>
            <chart:data-point chart:repeated="10"/>
          </chart:series>
          <chart:series chart:style-name="ch7" chart:values-cell-range-address="Sheet1.C31:Sheet1.C40" chart:class="chart:scatter">
            <chart:data-point chart:repeated="10"/>
          </chart:series>
          <chart:series chart:style-name="ch8" chart:values-cell-range-address="Sheet1.D31:Sheet1.D40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 text:id="Sheet1.A31:Sheet1.A40">5000</text:p>
              </table:table-cell>
              <table:table-cell office:value-type="float" office:value="20.1071869">
                <text:p text:id="Sheet1.B31:Sheet1.B40">20.1071869</text:p>
              </table:table-cell>
              <table:table-cell office:value-type="float" office:value="33.7781433">
                <text:p text:id="Sheet1.C31:Sheet1.C40">33.7781433</text:p>
              </table:table-cell>
              <table:table-cell office:value-type="float" office:value="61.738">
                <text:p text:id="Sheet1.D31:Sheet1.D40">61.7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78.6627197">
                <text:p>78.6627197</text:p>
              </table:table-cell>
              <table:table-cell office:value-type="float" office:value="133.0641846">
                <text:p>133.0641846</text:p>
              </table:table-cell>
              <table:table-cell office:value-type="float" office:value="139.851">
                <text:p>139.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122.9249634">
                <text:p>122.9249634</text:p>
              </table:table-cell>
              <table:table-cell office:value-type="float" office:value="246.7212646">
                <text:p>246.7212646</text:p>
              </table:table-cell>
              <table:table-cell office:value-type="float" office:value="253.5685">
                <text:p>253.5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242.5487549">
                <text:p>242.5487549</text:p>
              </table:table-cell>
              <table:table-cell office:value-type="float" office:value="461.8968262">
                <text:p>461.8968262</text:p>
              </table:table-cell>
              <table:table-cell office:value-type="float" office:value="468.8731">
                <text:p>468.8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396.5422119">
                <text:p>396.5422119</text:p>
              </table:table-cell>
              <table:table-cell office:value-type="float" office:value="741.8790039">
                <text:p>741.8790039</text:p>
              </table:table-cell>
              <table:table-cell office:value-type="float" office:value="748.6848">
                <text:p>748.6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493.3937988">
                <text:p>493.3937988</text:p>
              </table:table-cell>
              <table:table-cell office:value-type="float" office:value="991.5227539">
                <text:p>991.5227539</text:p>
              </table:table-cell>
              <table:table-cell office:value-type="float" office:value="998.3571">
                <text:p>998.3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709.5241211">
                <text:p>709.5241211</text:p>
              </table:table-cell>
              <table:table-cell office:value-type="float" office:value="1391.2760742">
                <text:p>1391.2760742</text:p>
              </table:table-cell>
              <table:table-cell office:value-type="float" office:value="1398.072">
                <text:p>1398.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835.7490234">
                <text:p>835.7490234</text:p>
              </table:table-cell>
              <table:table-cell office:value-type="float" office:value="1732.1402344">
                <text:p>1732.1402344</text:p>
              </table:table-cell>
              <table:table-cell office:value-type="float" office:value="1739.0112">
                <text:p>1739.0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1104.0674805">
                <text:p>1104.0674805</text:p>
              </table:table-cell>
              <table:table-cell office:value-type="float" office:value="2248.6189453">
                <text:p>2248.6189453</text:p>
              </table:table-cell>
              <table:table-cell office:value-type="float" office:value="2255.4595">
                <text:p>2255.4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403.7422852">
                <text:p>1403.7422852</text:p>
              </table:table-cell>
              <table:table-cell office:value-type="float" office:value="2820.4029297">
                <text:p>2820.4029297</text:p>
              </table:table-cell>
              <table:table-cell office:value-type="float" office:value="2827.2984">
                <text:p>2827.2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7.73cm" svg:height="9.465cm" chart:class="chart:scatter" chart:style-name="ch1">
        <chart:legend chart:legend-position="end" svg:x="15.377cm" svg:y="4.263cm" chart:style-name="ch2"/>
        <chart:plot-area chart:style-name="ch3" table:cell-range-address="Sheet1.A31:Sheet1.B40 Sheet1.J31:Sheet1.J40" svg:x="0.354cm" svg:y="0.189cm" svg:width="14.67cm" svg:height="8.89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1:Sheet1.B40" chart:class="chart:scatter">
            <chart:domain table:cell-range-address="Sheet1.A31:Sheet1.A40"/>
            <chart:data-point chart:repeated="10"/>
          </chart:series>
          <chart:series chart:style-name="ch7" chart:values-cell-range-address="Sheet1.J31:Sheet1.J40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 text:id="Sheet1.A31:Sheet1.A40">5000</text:p>
              </table:table-cell>
              <table:table-cell office:value-type="float" office:value="20.1071869">
                <text:p text:id="Sheet1.B31:Sheet1.B40">20.1071869</text:p>
              </table:table-cell>
              <table:table-cell office:value-type="float" office:value="20.2191238">
                <text:p text:id="Sheet1.J31:Sheet1.J40">20.21912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78.6627197">
                <text:p>78.6627197</text:p>
              </table:table-cell>
              <table:table-cell office:value-type="float" office:value="77.3281372">
                <text:p>77.3281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122.9249634">
                <text:p>122.9249634</text:p>
              </table:table-cell>
              <table:table-cell office:value-type="float" office:value="118.65802">
                <text:p>118.65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242.5487549">
                <text:p>242.5487549</text:p>
              </table:table-cell>
              <table:table-cell office:value-type="float" office:value="230.5326172">
                <text:p>230.5326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396.5422119">
                <text:p>396.5422119</text:p>
              </table:table-cell>
              <table:table-cell office:value-type="float" office:value="378.4604492">
                <text:p>378.4604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493.3937988">
                <text:p>493.3937988</text:p>
              </table:table-cell>
              <table:table-cell office:value-type="float" office:value="462.3694336">
                <text:p>462.3694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709.5241211">
                <text:p>709.5241211</text:p>
              </table:table-cell>
              <table:table-cell office:value-type="float" office:value="661.9792969">
                <text:p>661.9792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835.7490234">
                <text:p>835.7490234</text:p>
              </table:table-cell>
              <table:table-cell office:value-type="float" office:value="780.7702148">
                <text:p>780.7702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1104.0674805">
                <text:p>1104.0674805</text:p>
              </table:table-cell>
              <table:table-cell office:value-type="float" office:value="1026.6068359">
                <text:p>1026.6068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403.7422852">
                <text:p>1403.7422852</text:p>
              </table:table-cell>
              <table:table-cell office:value-type="float" office:value="1314.6464844">
                <text:p>1314.64648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